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ocumento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6$Win32 OpenOffice.org_project/416m1$Build-9790</meta:generator>
    <dc:date>2019-02-10T15:39:38.48</dc:date>
    <meta:document-statistic meta:table-count="1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